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officeooo:paragraph-rsid="0041b17c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c49bd9" officeooo:paragraph-rsid="00c49bd9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officeooo:rsid="00bb2080" officeooo:paragraph-rsid="00bb208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c54388" officeooo:paragraph-rsid="00c54388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c54388" officeooo:paragraph-rsid="00c54388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bbe8be" officeooo:paragraph-rsid="00bbe8b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officeooo:paragraph-rsid="004c5914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officeooo:paragraph-rsid="00bbe8be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officeooo:paragraph-rsid="004a972d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officeooo:rsid="00c54388" officeooo:paragraph-rsid="00c54388" style:font-size-asian="14pt" style:font-name-complex="Times New Roman6" style:font-size-complex="14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Times New Roman" officeooo:rsid="00c54388" officeooo:paragraph-rsid="00c54388" style:font-size-asian="14pt" style:font-name-complex="Times New Roman6" style:font-size-complex="14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Times New Roman" officeooo:rsid="00c54388" officeooo:paragraph-rsid="00c57027" style:font-size-asian="14pt" style:font-name-complex="Times New Roman6" style:font-size-complex="14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Times New Roman" officeooo:rsid="00c57027" officeooo:paragraph-rsid="00c57027" style:font-size-asian="14pt" style:font-name-complex="Times New Roman6" style:font-size-complex="14pt"/>
    </style:style>
    <style:style style:name="P27" style:family="paragraph" style:parent-style-name="Text_20_body">
      <style:text-properties fo:color="#000000" style:font-name="Times New Roman"/>
    </style:style>
    <style:style style:name="P28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29" style:family="paragraph" style:parent-style-name="Text_20_body">
      <style:text-properties fo:color="#000000" style:font-name="Times New Roman" officeooo:rsid="000ef043" officeooo:paragraph-rsid="000ef043"/>
    </style:style>
    <style:style style:name="P30" style:family="paragraph" style:parent-style-name="Heading_20_1">
      <style:paragraph-properties fo:break-before="page"/>
      <style:text-properties fo:color="#000000" style:font-name="Times New Roman" officeooo:rsid="000ef043" officeooo:paragraph-rsid="003724e9"/>
    </style:style>
    <style:style style:name="P31" style:family="paragraph" style:parent-style-name="Heading_20_2">
      <style:text-properties fo:color="#000000" style:font-name="Times New Roman"/>
    </style:style>
    <style:style style:name="P32" style:family="paragraph" style:parent-style-name="Heading_20_2">
      <style:text-properties fo:color="#000000" style:font-name="Times New Roman" officeooo:paragraph-rsid="0041b17c"/>
    </style:style>
    <style:style style:name="P33" style:family="paragraph" style:parent-style-name="Heading_20_2">
      <style:paragraph-properties fo:break-before="page"/>
      <style:text-properties fo:color="#000000" style:font-name="Times New Roman" officeooo:rsid="004c5914" officeooo:paragraph-rsid="004c5914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language="en" fo:country="US" officeooo:rsid="00c49bd9" officeooo:paragraph-rsid="00c49bd9"/>
    </style:style>
    <style:style style:name="P36" style:family="paragraph" style:parent-style-name="Standard">
      <style:paragraph-properties fo:text-align="start" style:justify-single-word="false"/>
      <style:text-properties style:font-name="Times New Roman" officeooo:paragraph-rsid="00bd9da5"/>
    </style:style>
    <style:style style:name="P37" style:family="paragraph" style:parent-style-name="Text_20_body">
      <style:text-properties fo:color="#000000" style:font-name="Times New Roman" officeooo:paragraph-rsid="00ceb021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fo:color="#000000" officeooo:rsid="004a972d"/>
    </style:style>
    <style:style style:name="T3" style:family="text">
      <style:text-properties fo:color="#000000" officeooo:rsid="0050d80e"/>
    </style:style>
    <style:style style:name="T4" style:family="text">
      <style:text-properties fo:color="#000000" fo:font-size="14pt" fo:language="ru" fo:country="RU" fo:font-style="normal" officeooo:rsid="00bbe8be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5" style:family="text">
      <style:text-properties fo:color="#000000" fo:font-size="14pt" fo:language="ru" fo:country="RU" fo:font-style="normal" officeooo:rsid="00c63129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6" style:family="text">
      <style:text-properties fo:color="#000000" fo:font-size="14pt" fo:language="ru" fo:country="RU" fo:font-style="normal" officeooo:rsid="00c54388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7" style:family="text">
      <style:text-properties fo:color="#000000" fo:font-size="14pt" officeooo:rsid="00c63129"/>
    </style:style>
    <style:style style:name="T8" style:family="text">
      <style:text-properties fo:color="#000000" fo:font-size="14pt" officeooo:rsid="00d049d0"/>
    </style:style>
    <style:style style:name="T9" style:family="text">
      <style:text-properties fo:color="#000000" fo:font-weight="normal" officeooo:rsid="00bd9da5" style:font-weight-asian="normal" style:font-weight-complex="normal"/>
    </style:style>
    <style:style style:name="T10" style:family="text">
      <style:text-properties fo:color="#000000" fo:font-weight="bold" officeooo:rsid="00bd9da5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c54388"/>
    </style:style>
    <style:style style:name="T13" style:family="text">
      <style:text-properties officeooo:rsid="00c57027"/>
    </style:style>
    <style:style style:name="T14" style:family="text">
      <style:text-properties officeooo:rsid="00c69961"/>
    </style:style>
    <style:style style:name="T15" style:family="text">
      <style:text-properties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font-size="14pt" fo:language="ru" fo:country="RU" fo:font-weight="bold" officeooo:rsid="00c54388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font-size="14pt" fo:language="ru" fo:country="RU" fo:font-weight="bold" officeooo:rsid="003c833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font-size="14pt" fo:language="ru" fo:country="RU" fo:font-weight="bold" officeooo:rsid="00c9cb0c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0" style:family="text">
      <style:text-properties fo:font-size="14pt" fo:language="ru" fo:country="RU" officeooo:rsid="003c8336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1" style:family="text">
      <style:text-properties fo:font-size="14pt" officeooo:rsid="003c8336" style:font-size-complex="14pt"/>
    </style:style>
    <style:style style:name="T22" style:family="text">
      <style:text-properties style:font-size-complex="14pt"/>
    </style:style>
    <style:style style:name="T23" style:family="text">
      <style:text-properties officeooo:rsid="00cddaf9"/>
    </style:style>
    <style:style style:name="T24" style:family="text">
      <style:text-properties officeooo:rsid="00d049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6">Кафедра МО ЭВМ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Book_20_Title"><text:span text:style-name="T1">отчет</text:span></text:span></text:p>
      <text:p text:style-name="P13"><text:span text:style-name="T15">по лабораторной работе №</text:span><text:span text:style-name="T18">5</text:span></text:p>
      <text:p text:style-name="P14"><text:span text:style-name="T15">по дисциплине «</text:span><text:span text:style-name="T17">Организация ЭВМ и систем</text:span><text:span text:style-name="T15">»</text:span></text:p>
      <text:p text:style-name="P7">Создание собственных прерываний</text:p>
      <text:p text:style-name="P7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22">Студент гр. </text:span><text:span text:style-name="T21">0383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2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7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3"><text:span text:style-name="T19">20</text:span><text:span text:style-name="T20">21</text:span></text:p>
      <text:h text:style-name="P33" text:outline-level="2">Вариант № <text:span text:style-name="T23">4</text:span>.</text:h>
      <text:h text:style-name="P31" text:outline-level="2">Цель работы.</text:h>
      <text:p text:style-name="P28">Изучить механизм создания собственного прерывания <text:span text:style-name="T23">на ассемблере</text:span>.</text:p>
      <text:p text:style-name="P29"/>
      <text:h text:style-name="P31" text:outline-level="2">Задание.</text:h>
      <text:p text:style-name="P37">2 - 60h - прерывание пользователя - должно генерироваться в программе </text:p>
      <text:p text:style-name="P37">А - Выполнить вывод сообщения на экран заданное число раз, после чего вставить фиксированную задержку и вывести сообщение о завершении обработчика.</text:p>
      <text:p text:style-name="P27"/>
      <text:h text:style-name="P31" text:outline-level="2">Выполнение работы.</text:h>
      <text:p text:style-name="P19"><text:span text:style-name="T4">Прерывание реализовано в процедуре SUBR_INT. В процедуре Main с помощью функции 35h/int 21h запоминается текущий вектор прерывания под номером 60h в переменные KEEP_CS, KEEP_IP. С помощью функции 25h/int 21h устанавливается новый вектор прерывания (реализованная процедура прерывания). Далее это прерывание вызывается в программе, предварительно в CX командой MOV заносится некоторое положительное число, соответствующее количеству вывода строки на экран. В конце программы вектор прерывания под номером 60h восстанавливается с помощью переменных KEEP_CS и KEEP_IP.</text:span></text:p>
      <text:p text:style-name="P36"><text:span text:style-name="T9">Разработанный программный код см.</text:span><text:span text:style-name="T10"> Приложение А.</text:span></text:p>
      <text:p text:style-name="P4"/>
      <text:h text:style-name="P32" text:outline-level="2">Выводы.</text:h>
      <text:p text:style-name="P20"><text:span text:style-name="T7">Был изучен механизм разработки собственных прерываний </text:span><text:span text:style-name="T8">при помощи</text:span><text:span text:style-name="T7"> </text:span><text:span text:style-name="T8">а</text:span><text:span text:style-name="T7">ссемблер</text:span><text:span text:style-name="T8">а</text:span><text:span text:style-name="T7">.</text:span></text:p>
      <text:p text:style-name="P27"/>
      <text:h text:style-name="P30" text:outline-level="1">Приложение А<text:line-break/>Исходный код программы</text:h>
      <text:p text:style-name="P5">main.<text:span text:style-name="T24">asm</text:span></text:p>
      <text:p text:style-name="P5">DATA SEGMENT</text:p>
      <text:p text:style-name="P5"><text:s text:c="8"/>KEEP_CS DW 0 ; для хранения сегмента</text:p>
      <text:p text:style-name="P5"><text:s text:c="8"/>KEEP_IP DW 0 ; и смещения вектора прерывания</text:p>
      <text:p text:style-name="P5"><text:tab/><text:tab/>TMP1 DW 0</text:p>
      <text:p text:style-name="P5"><text:tab/><text:tab/>TMP2 DW 0</text:p>
      <text:p text:style-name="P5"><text:tab/><text:tab/>TMP3 DW 0</text:p>
      <text:p text:style-name="P5"><text:s text:c="8"/>HELLO <text:s text:c="2"/>DB 'Hello!',10,13,'$'</text:p>
      <text:p text:style-name="P5"><text:tab/><text:tab/>MESEND <text:s text:c="2"/>DB 'End!',10,13,'$'</text:p>
      <text:p text:style-name="P5"/>
      <text:p text:style-name="P5">DATA ENDS</text:p>
      <text:p text:style-name="P5"/>
      <text:p text:style-name="P5"/>
      <text:p text:style-name="P5">AStack <text:s text:c="3"/>SEGMENT <text:s/>STACK</text:p>
      <text:p text:style-name="P5"><text:s text:c="10"/>DW 12 DUP(?)</text:p>
      <text:p text:style-name="P5">AStack <text:s text:c="3"/>ENDS</text:p>
      <text:p text:style-name="P5"/>
      <text:p text:style-name="P5"/>
      <text:p text:style-name="P5"/>
      <text:p text:style-name="P5">CODE <text:s text:c="5"/>SEGMENT</text:p>
      <text:p text:style-name="P5"><text:s text:c="10"/>ASSUME CS:Code, DS:DATA, SS:AStack</text:p>
      <text:p text:style-name="P5"/>
      <text:p text:style-name="P5">SUBR_INT PROC FAR</text:p>
      <text:p text:style-name="P5"><text:s text:c="8"/>jmp start_proc</text:p>
      <text:p text:style-name="P5"/>
      <text:p text:style-name="P5"><text:s text:c="8"/>ST_SS DW 0000</text:p>
      <text:p text:style-name="P5"><text:s text:c="8"/>ST_AX DW 0000</text:p>
      <text:p text:style-name="P5"><text:soft-page-break/><text:s text:c="8"/>ST_SP DW 0000</text:p>
      <text:p text:style-name="P5"><text:s text:c="8"/>IStack DW 30 DUP(?)</text:p>
      <text:p text:style-name="P5">start_proc:</text:p>
      <text:p text:style-name="P5"/>
      <text:p text:style-name="P5"><text:s text:c="4"/>mov ST_SP, SP</text:p>
      <text:p text:style-name="P5"><text:tab/>mov ST_AX, AX</text:p>
      <text:p text:style-name="P5"><text:tab/>mov AX, SS</text:p>
      <text:p text:style-name="P5"><text:tab/>mov ST_SS, AX</text:p>
      <text:p text:style-name="P5"><text:tab/>mov AX, IStack</text:p>
      <text:p text:style-name="P5"><text:tab/>mov SS, AX</text:p>
      <text:p text:style-name="P5"><text:tab/>mov AX, ST_AX</text:p>
      <text:p text:style-name="P5"><text:tab/>push ax</text:p>
      <text:p text:style-name="P5"><text:tab/>push ds</text:p>
      <text:p text:style-name="P5"><text:tab/></text:p>
      <text:p text:style-name="P5"><text:tab/>MOV <text:s text:c="2"/>DX, OFFSET HELLO</text:p>
      <text:p text:style-name="P5"><text:tab/>MOV <text:s text:c="2"/>AH,9</text:p>
      <text:p text:style-name="P5"><text:tab/>metka:</text:p>
      <text:p text:style-name="P5"><text:tab/>int <text:s text:c="2"/>21h <text:s/>; Вызов функции DOS по прерыванию</text:p>
      <text:p text:style-name="P5"><text:tab/>loop metka ; Вывод сообщения заданное число раз</text:p>
      <text:p text:style-name="P5"/>
      <text:p text:style-name="P5"><text:tab/>mov di,32</text:p>
      <text:p text:style-name="P5"><text:tab/>mov ah,0</text:p>
      <text:p text:style-name="P5"><text:tab/>int 1Ah</text:p>
      <text:p text:style-name="P5"><text:tab/>mov bx,dx; счетчик с момента сброса</text:p>
      <text:p text:style-name="P5">Delay:</text:p>
      <text:p text:style-name="P5"><text:tab/>mov ah,0</text:p>
      <text:p text:style-name="P5"><text:tab/>int 1Ah</text:p>
      <text:p text:style-name="P5"><text:tab/>sub dx,bx</text:p>
      <text:p text:style-name="P5"><text:tab/>cmp di,dx</text:p>
      <text:p text:style-name="P5"><text:soft-page-break/><text:tab/>ja Delay;переход,если больше</text:p>
      <text:p text:style-name="P5"><text:tab/></text:p>
      <text:p text:style-name="P5"><text:tab/>MOV DX, OFFSET MESEND ;Выводсообщенияозавершении обработчика</text:p>
      <text:p text:style-name="P5"><text:tab/>MOV AH,9</text:p>
      <text:p text:style-name="P5"><text:tab/>int 21h</text:p>
      <text:p text:style-name="P5"><text:tab/>pop dx</text:p>
      <text:p text:style-name="P5"><text:s text:c="4"/>pop ax</text:p>
      <text:p text:style-name="P5"><text:tab/>mov ST_AX,AX</text:p>
      <text:p text:style-name="P5"><text:tab/>mov AX,ST_SS</text:p>
      <text:p text:style-name="P5"><text:tab/>mov SS,AX</text:p>
      <text:p text:style-name="P5"><text:tab/>mov SP,ST_SP</text:p>
      <text:p text:style-name="P5"><text:tab/>mov AX,ST_AX</text:p>
      <text:p text:style-name="P5"><text:tab/>mov al,20h</text:p>
      <text:p text:style-name="P5"><text:tab/>out 20h,al</text:p>
      <text:p text:style-name="P5"><text:s text:c="7"/></text:p>
      <text:p text:style-name="P5"><text:tab/>iret</text:p>
      <text:p text:style-name="P5">SUBR_INT ENDP</text:p>
      <text:p text:style-name="P5"/>
      <text:p text:style-name="P5"/>
      <text:p text:style-name="P5">Main <text:s text:c="5"/>PROC <text:s/>FAR</text:p>
      <text:p text:style-name="P5"/>
      <text:p text:style-name="P5"><text:s text:c="8"/>push <text:s/>DS <text:s text:c="6"/>;\ <text:s/>Сохранение адреса начала PSP в стеке</text:p>
      <text:p text:style-name="P5"><text:s text:c="8"/>sub <text:s text:c="2"/>AX,AX <text:s text:c="3"/>; &gt; для последующего восстановления по</text:p>
      <text:p text:style-name="P5"><text:s text:c="8"/>push <text:s/>AX <text:s text:c="6"/>;/ <text:s/>команде ret, завершающей процедуру.</text:p>
      <text:p text:style-name="P5"><text:s text:c="8"/>mov <text:s text:c="2"/>AX,DATA <text:s text:c="12"/>; Загрузка сегментного</text:p>
      <text:p text:style-name="P5"><text:s text:c="8"/>mov <text:s text:c="2"/>DS,AX <text:s text:c="14"/>; регистра данных.</text:p>
      <text:p text:style-name="P5"/>
      <text:p text:style-name="P5"><text:s text:c="8"/>MOV AH, 35H ; функция получения вектора</text:p>
      <text:p text:style-name="P5"><text:soft-page-break/><text:s text:c="8"/>MOV AL, 60H ; номер вектора</text:p>
      <text:p text:style-name="P5"><text:s text:c="8"/>INT 21H ; возвращает текущее значение вектора прерывания</text:p>
      <text:p text:style-name="P5"><text:s text:c="8"/>MOV KEEP_IP, BX ; запоминание смещения</text:p>
      <text:p text:style-name="P5"><text:s text:c="8"/>MOV KEEP_CS, ES ; и сегмента вектора прерывания</text:p>
      <text:p text:style-name="P5"/>
      <text:p text:style-name="P5"><text:s text:c="8"/>PUSH DS</text:p>
      <text:p text:style-name="P5"><text:s text:c="8"/>MOV DX, OFFSET SUBR_INT ; смещение для процедуры в DX</text:p>
      <text:p text:style-name="P5"><text:s text:c="8"/>MOV AX, SEG SUBR_INT ; сегмент процедуры</text:p>
      <text:p text:style-name="P5"><text:s text:c="8"/>MOV DS, AX ; помещаем в DS</text:p>
      <text:p text:style-name="P5"><text:s text:c="8"/>MOV AH, 25H ; функция установки вектора</text:p>
      <text:p text:style-name="P5"><text:s text:c="8"/>MOV AL, 60H ; номер вектора</text:p>
      <text:p text:style-name="P5"><text:s text:c="8"/>INT 21H ; меняем прерывание</text:p>
      <text:p text:style-name="P5"><text:s text:c="8"/>POP DS</text:p>
      <text:p text:style-name="P5"><text:tab/><text:tab/></text:p>
      <text:p text:style-name="P5"><text:tab/><text:tab/>mov cx, 10</text:p>
      <text:p text:style-name="P5"><text:s text:c="8"/>int 60H; вызов измененного прерывания</text:p>
      <text:p text:style-name="P5"/>
      <text:p text:style-name="P5"><text:s text:c="8"/>CLI</text:p>
      <text:p text:style-name="P5"><text:s text:c="8"/>PUSH DS</text:p>
      <text:p text:style-name="P5"><text:s text:c="8"/>MOV DX, KEEP_IP</text:p>
      <text:p text:style-name="P5"><text:s text:c="8"/>MOV AX, KEEP_CS</text:p>
      <text:p text:style-name="P5"><text:s text:c="8"/>MOV DS, AX</text:p>
      <text:p text:style-name="P5"><text:s text:c="8"/>MOV AH, 25H</text:p>
      <text:p text:style-name="P5"><text:s text:c="8"/>MOV AL, 60H</text:p>
      <text:p text:style-name="P5"><text:s text:c="8"/>INT 21H ; восстанавливаем старый вектор прерывания</text:p>
      <text:p text:style-name="P5"><text:s text:c="8"/>POP DS</text:p>
      <text:p text:style-name="P5"><text:s text:c="8"/>STI<text:tab/><text:tab/></text:p>
      <text:p text:style-name="P5"/>
      <text:p text:style-name="P5"><text:s text:c="8"/>RET</text:p>
      <text:p text:style-name="P5"><text:soft-page-break/>Main <text:s text:c="5"/>ENDP</text:p>
      <text:p text:style-name="P5">CODE <text:s text:c="5"/>ENDS</text:p>
      <text:p text:style-name="P5"><text:s text:c="10"/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19M48S</meta:editing-duration>
    <meta:editing-cycles>162</meta:editing-cycles>
    <meta:generator>LibreOffice/6.4.7.2$Linux_X86_64 LibreOffice_project/40$Build-2</meta:generator>
    <dc:date>2021-12-23T07:31:49.754345076</dc:date>
    <meta:document-statistic meta:table-count="1" meta:image-count="0" meta:object-count="0" meta:page-count="7" meta:paragraph-count="127" meta:word-count="511" meta:character-count="3624" meta:non-whitespace-character-count="2742"/>
  </office:meta>
</office:document-meta>
</file>